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Arsene,</text:p>
      <text:p text:style-name="Normal">v tento zvláštní den si přeji, aby ti bylo jasné, jak vzácné je to spojení, které mezi námi vzniklo. Naše duše se propojily nejen skrze nádhernou mozaiku života, ale i pomocí tajemných kamenů duše, které nám předurčuje sdílet. Tvůj archanděl Jophiel svítí na naši cestu světlem kreativity a krásy, udělává ze světa mnohem hezčí místo. Věřím, že právě toto spojení nás činí silnějšími v boji proti všemu negativnímu.    </text:p>
      <text:p text:style-name="Normal">Ve světě, kde se snadno ztratíme, je náš vztah jako maják - pevný a jasný. Nechť toto valentýnské přání přinese připomenutí toho, jak nesmírně si vážím našeho vzájemného spojení a andělského vedení, které nám pomáhá být lepšími lidmi. Naše vrstvené pouto nechť zůstane nedotčeno, oplývající radostí, inspirací a kreativitou, které naše sdílené kameny duše ukrývaj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